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9aa" officeooo:paragraph-rsid="001bd9aa"/>
    </style:style>
    <style:style style:name="P2" style:family="paragraph" style:parent-style-name="Standard">
      <style:text-properties officeooo:rsid="001c58eb" officeooo:paragraph-rsid="001c58eb"/>
    </style:style>
    <style:style style:name="P3" style:family="paragraph" style:parent-style-name="Standard">
      <style:text-properties officeooo:rsid="0024b8e3" officeooo:paragraph-rsid="0024b8e3"/>
    </style:style>
    <style:style style:name="T1" style:family="text">
      <style:text-properties officeooo:rsid="001c69f1"/>
    </style:style>
    <style:style style:name="T2" style:family="text">
      <style:text-properties officeooo:rsid="001d29de"/>
    </style:style>
    <style:style style:name="T3" style:family="text">
      <style:text-properties officeooo:rsid="001eb4ba"/>
    </style:style>
    <style:style style:name="T4" style:family="text">
      <style:text-properties officeooo:rsid="00208eb0"/>
    </style:style>
    <style:style style:name="T5" style:family="text">
      <style:text-properties officeooo:rsid="00227db9"/>
    </style:style>
    <style:style style:name="T6" style:family="text">
      <style:text-properties officeooo:rsid="0024d532"/>
    </style:style>
    <style:style style:name="T7" style:family="text">
      <style:text-properties officeooo:rsid="0024d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pensamento computacional em economia criativa, negócios e ciências jurídicas </text:p>
      <text:p text:style-name="P1"/>
      <text:p text:style-name="P2">economia criativa e negócios </text:p>
      <text:p text:style-name="P2">-<text:span text:style-name="T1">economia criativa: </text:span></text:p>
      <text:p text:style-name="P2"><text:tab/><text:span text:style-name="T2">sistemas de efeitos especiais, de comunicação </text:span><text:span text:style-name="T4">e de administração de dados </text:span><text:span text:style-name="T5">e entretedimento em geral</text:span></text:p>
      <text:p text:style-name="P2"><text:tab/><text:span text:style-name="T5">está relacionado a criatividade em geral, de se modernizar, se adequar a novas realidades e de reiventar quando necessário</text:span></text:p>
      <text:p text:style-name="P2"/>
      <text:p text:style-name="P2">-<text:span text:style-name="T2">negócios </text:span></text:p>
      <text:p text:style-name="P2"><text:tab/><text:span text:style-name="T3">análise de dados e ou ciência de dados, pois é o novo petróleo hoje em dia </text:span></text:p>
      <text:p text:style-name="P2"/>
      <text:p text:style-name="P3">computação no direito </text:p>
      <text:p text:style-name="P3">-<text:span text:style-name="T6">uso de IA com cluster para conseguir receber processos com temas parecidos e assim, facilitar as decisões por não ser de um determinado conte</text:span><text:span text:style-name="T7">xto </text:span></text:p>
      <text:p text:style-name="P3"/>
      <text:p text:style-name="P3"/>
      <text:p text:style-name="P2"/>
      <text:p text:style-name="P2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4:59:27.409000000</meta:creation-date>
    <dc:date>2024-01-24T15:56:10.192000000</dc:date>
    <meta:editing-duration>PT56M38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1" meta:word-count="95" meta:character-count="613" meta:non-whitespace-character-count="516"/>
  </office:meta>
</office:document-meta>
</file>